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F0000000501F1865D19DB6E72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0361in" fo:margin-left="0.5in" fo:margin-top="0in" fo:margin-bottom="0in" table:align="left" style:writing-mode="lr-tb"/>
    </style:style>
    <style:style style:name="Table1.A" style:family="table-column">
      <style:table-column-properties style:column-width="3.0354in"/>
    </style:style>
    <style:style style:name="Table1.B" style:family="table-column">
      <style:table-column-properties style:column-width="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9cc3e5" fo:padding-left="0.078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="0.5pt solid #000000"/>
    </style:style>
    <style:style style:name="Table1.B2" style:family="table-cell">
      <style:table-cell-properties fo:padding-left="0.0785in" fo:padding-right="0.075in" fo:padding-top="0in" fo:padding-bottom="0in" fo:border="0.5pt solid #000000"/>
    </style:style>
    <style:style style:name="Table1.A3" style:family="table-cell">
      <style:table-cell-properties fo:padding-left="0.0785in" fo:padding-right="0.075in" fo:padding-top="0in" fo:padding-bottom="0in" fo:border="0.5pt solid #000000"/>
    </style:style>
    <style:style style:name="Table1.B3" style:family="table-cell">
      <style:table-cell-properties fo:padding-left="0.0785in" fo:padding-right="0.075in" fo:padding-top="0in" fo:padding-bottom="0in" fo:border="0.5pt solid #000000"/>
    </style:style>
    <style:style style:name="Table1.A4" style:family="table-cell">
      <style:table-cell-properties fo:padding-left="0.0785in" fo:padding-right="0.075in" fo:padding-top="0in" fo:padding-bottom="0in" fo:border="0.5pt solid #000000"/>
    </style:style>
    <style:style style:name="Table1.B4" style:family="table-cell">
      <style:table-cell-properties fo:padding-left="0.0785in" fo:padding-right="0.075in" fo:padding-top="0in" fo:padding-bottom="0in" fo:border="0.5pt solid #000000"/>
    </style:style>
    <style:style style:name="Table1.A5" style:family="table-cell">
      <style:table-cell-properties fo:padding-left="0.0785in" fo:padding-right="0.075in" fo:padding-top="0in" fo:padding-bottom="0in" fo:border="0.5pt solid #000000"/>
    </style:style>
    <style:style style:name="Table1.B5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0361in" fo:margin-left="0.5in" fo:margin-top="0in" fo:margin-bottom="0in" table:align="left" style:writing-mode="lr-tb"/>
    </style:style>
    <style:style style:name="Table2.A" style:family="table-column">
      <style:table-column-properties style:column-width="3.0354in"/>
    </style:style>
    <style:style style:name="Table2.B" style:family="table-column">
      <style:table-column-properties style:column-width="3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9cc3e5" fo:padding-left="0.078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fo:padding-left="0.0785in" fo:padding-right="0.075in" fo:padding-top="0in" fo:padding-bottom="0in" fo:border="0.5pt solid #000000"/>
    </style:style>
    <style:style style:name="Table2.B2" style:family="table-cell">
      <style:table-cell-properties fo:padding-left="0.0785in" fo:padding-right="0.075in" fo:padding-top="0in" fo:padding-bottom="0in" fo:border="0.5pt solid #000000"/>
    </style:style>
    <style:style style:name="Table2.A3" style:family="table-cell">
      <style:table-cell-properties fo:padding-left="0.0785in" fo:padding-right="0.075in" fo:padding-top="0in" fo:padding-bottom="0in" fo:border="0.5pt solid #000000"/>
    </style:style>
    <style:style style:name="Table2.B3" style:family="table-cell">
      <style:table-cell-properties fo:padding-left="0.0785in" fo:padding-right="0.075in" fo:padding-top="0in" fo:padding-bottom="0in" fo:border="0.5pt solid #000000"/>
    </style:style>
    <style:style style:name="Table2.A4" style:family="table-cell">
      <style:table-cell-properties fo:padding-left="0.0785in" fo:padding-right="0.075in" fo:padding-top="0in" fo:padding-bottom="0in" fo:border="0.5pt solid #000000"/>
    </style:style>
    <style:style style:name="Table2.B4" style:family="table-cell">
      <style:table-cell-properties fo:padding-left="0.0785in" fo:padding-right="0.075in" fo:padding-top="0in" fo:padding-bottom="0in" fo:border="0.5pt solid #000000"/>
    </style:style>
    <style:style style:name="Table2.A5" style:family="table-cell">
      <style:table-cell-properties fo:padding-left="0.0785in" fo:padding-right="0.075in" fo:padding-top="0in" fo:padding-bottom="0in" fo:border="0.5pt solid #000000"/>
    </style:style>
    <style:style style:name="Table2.B5" style:family="table-cell">
      <style:table-cell-properties fo:padding-left="0.0785in" fo:padding-right="0.075in" fo:padding-top="0in" fo:padding-bottom="0in" fo:border="0.5pt solid #000000"/>
    </style:style>
    <style:style style:name="Table2.A6" style:family="table-cell">
      <style:table-cell-properties fo:padding-left="0.0785in" fo:padding-right="0.075in" fo:padding-top="0in" fo:padding-bottom="0in" fo:border="0.5pt solid #000000"/>
    </style:style>
    <style:style style:name="Table2.B6" style:family="table-cell">
      <style:table-cell-properties fo:padding-left="0.0785in" fo:padding-right="0.075in" fo:padding-top="0in" fo:padding-bottom="0in" fo:border="0.5pt solid #000000"/>
    </style:style>
    <style:style style:name="Table2.A7" style:family="table-cell">
      <style:table-cell-properties fo:padding-left="0.0785in" fo:padding-right="0.075in" fo:padding-top="0in" fo:padding-bottom="0in" fo:border="0.5pt solid #000000"/>
    </style:style>
    <style:style style:name="Table2.B7" style:family="table-cell">
      <style:table-cell-properties fo:padding-left="0.0785in" fo:padding-right="0.075in" fo:padding-top="0in" fo:padding-bottom="0in" fo:border="0.5pt solid #000000"/>
    </style:style>
    <style:style style:name="Table2.A8" style:family="table-cell">
      <style:table-cell-properties fo:padding-left="0.0785in" fo:padding-right="0.075in" fo:padding-top="0in" fo:padding-bottom="0in" fo:border="0.5pt solid #000000"/>
    </style:style>
    <style:style style:name="Table2.B8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0361in" fo:margin-left="0.5in" fo:margin-top="0in" fo:margin-bottom="0in" table:align="left" style:writing-mode="lr-tb"/>
    </style:style>
    <style:style style:name="Table3.A" style:family="table-column">
      <style:table-column-properties style:column-width="3.0354in"/>
    </style:style>
    <style:style style:name="Table3.B" style:family="table-column">
      <style:table-column-properties style:column-width="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9cc3e5" fo:padding-left="0.078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fo:padding-left="0.0785in" fo:padding-right="0.075in" fo:padding-top="0in" fo:padding-bottom="0in" fo:border="0.5pt solid #000000"/>
    </style:style>
    <style:style style:name="Table3.B2" style:family="table-cell">
      <style:table-cell-properties fo:padding-left="0.0785in" fo:padding-right="0.075in" fo:padding-top="0in" fo:padding-bottom="0in" fo:border="0.5pt solid #000000"/>
    </style:style>
    <style:style style:name="Table3.A3" style:family="table-cell">
      <style:table-cell-properties fo:padding-left="0.0785in" fo:padding-right="0.075in" fo:padding-top="0in" fo:padding-bottom="0in" fo:border="0.5pt solid #000000"/>
    </style:style>
    <style:style style:name="Table3.B3" style:family="table-cell">
      <style:table-cell-properties fo:padding-left="0.0785in" fo:padding-right="0.075in" fo:padding-top="0in" fo:padding-bottom="0in" fo:border="0.5pt solid #000000"/>
    </style:style>
    <style:style style:name="Table3.A4" style:family="table-cell">
      <style:table-cell-properties fo:padding-left="0.0785in" fo:padding-right="0.075in" fo:padding-top="0in" fo:padding-bottom="0in" fo:border="0.5pt solid #000000"/>
    </style:style>
    <style:style style:name="Table3.B4" style:family="table-cell">
      <style:table-cell-properties fo:padding-left="0.0785in" fo:padding-right="0.075in" fo:padding-top="0in" fo:padding-bottom="0in" fo:border="0.5pt solid #000000"/>
    </style:style>
    <style:style style:name="Table3.A5" style:family="table-cell">
      <style:table-cell-properties fo:padding-left="0.0785in" fo:padding-right="0.075in" fo:padding-top="0in" fo:padding-bottom="0in" fo:border="0.5pt solid #000000"/>
    </style:style>
    <style:style style:name="Table3.B5" style:family="table-cell">
      <style:table-cell-properties fo:padding-left="0.0785in" fo:padding-right="0.075in" fo:padding-top="0in" fo:padding-bottom="0in" fo:border="0.5pt solid #000000"/>
    </style:style>
    <style:style style:name="Table3.A6" style:family="table-cell">
      <style:table-cell-properties fo:padding-left="0.0785in" fo:padding-right="0.075in" fo:padding-top="0in" fo:padding-bottom="0in" fo:border="0.5pt solid #000000"/>
    </style:style>
    <style:style style:name="Table3.B6" style:family="table-cell">
      <style:table-cell-properties fo:padding-left="0.0785in" fo:padding-right="0.075in" fo:padding-top="0in" fo:padding-bottom="0in" fo:border="0.5pt solid #000000"/>
    </style:style>
    <style:style style:name="Table3.A7" style:family="table-cell">
      <style:table-cell-properties fo:padding-left="0.0785in" fo:padding-right="0.075in" fo:padding-top="0in" fo:padding-bottom="0in" fo:border="0.5pt solid #000000"/>
    </style:style>
    <style:style style:name="Table3.B7" style:family="table-cell">
      <style:table-cell-properties fo:padding-left="0.0785in" fo:padding-right="0.075in" fo:padding-top="0in" fo:padding-bottom="0in" fo:border="0.5pt solid #000000"/>
    </style:style>
    <style:style style:name="Table3.A8" style:family="table-cell">
      <style:table-cell-properties fo:padding-left="0.0785in" fo:padding-right="0.075in" fo:padding-top="0in" fo:padding-bottom="0in" fo:border="0.5pt solid #000000"/>
    </style:style>
    <style:style style:name="Table3.B8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indent="0.3929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indent="0.3929in" style:auto-text-indent="false"/>
      <style:text-properties style:font-name="Palatino Linotype" fo:font-size="8pt" style:font-name-asian="Palatino Linotype1" style:font-size-asian="8pt" style:font-name-complex="Palatino Linotype1" style:font-size-complex="8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indent="0.3929in" style:auto-text-indent="false" style:page-number="1" fo:padding-left="0in" fo:padding-right="0in" fo:padding-top="0in" fo:padding-bottom="0.0138in" fo:border-left="none" fo:border-right="none" fo:border-top="none" fo:border-bottom="0.74pt solid #000000"/>
    </style:style>
    <style:style style:name="P4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1063in" style:auto-text-indent="false" fo:padding="0in" fo:border="none" fo:keep-with-next="auto">
        <style:tab-stops>
          <style:tab-stop style:position="0.3437in"/>
        </style:tab-stops>
      </style:paragraph-properties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1063in" style:auto-text-indent="false" fo:padding="0in" fo:border="none" fo:keep-with-next="auto">
        <style:tab-stops>
          <style:tab-stop style:position="0.3437in"/>
        </style:tab-stops>
      </style:paragraph-properties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1063in" style:auto-text-indent="false" fo:padding="0in" fo:border="none" fo:keep-with-next="auto">
        <style:tab-stops>
          <style:tab-stop style:position="0.3437in"/>
        </style:tab-stops>
      </style:paragraph-properties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1063in" style:auto-text-indent="false" fo:padding="0in" fo:border="none" fo:keep-with-next="auto">
        <style:tab-stops>
          <style:tab-stop style:position="0.3437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alatino Linotype" fo:font-size="8pt" fo:font-style="normal" style:text-underline-style="none" fo:font-weight="normal" style:font-name-asian="Palatino Linotype1" style:font-size-asian="8pt" style:font-style-asian="normal" style:font-weight-asian="normal" style:font-name-complex="Palatino Linotype1" style:font-size-complex="8pt"/>
    </style:style>
    <style:style style:name="P8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1063in" style:auto-text-indent="false" fo:padding="0in" fo:border="none" fo:keep-with-next="auto">
        <style:tab-stops>
          <style:tab-stop style:position="0.3437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alatino Linotype" fo:font-size="10pt" fo:font-style="normal" style:text-underline-style="none" fo:font-weight="normal" style:font-name-asian="Palatino Linotype1" style:font-size-asian="10pt" style:font-style-asian="normal" style:font-weight-asian="normal" style:font-name-complex="Palatino Linotype1" style:font-size-complex="10pt"/>
    </style:style>
    <style:style style:name="P9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1063in" style:auto-text-indent="false" fo:padding="0in" fo:border="none" fo:keep-with-next="auto">
        <style:tab-stops>
          <style:tab-stop style:position="0.3437in"/>
        </style:tab-stops>
      </style:paragraph-properties>
      <style:text-properties style:font-name="Palatino Linotype" fo:font-size="8pt" style:font-name-asian="Palatino Linotype1" style:font-size-asian="8pt" style:font-name-complex="Palatino Linotype1" style:font-size-complex="8pt"/>
    </style:style>
    <style:style style:name="P10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1063in" style:auto-text-indent="false" fo:padding="0in" fo:border="none" fo:keep-with-next="auto">
        <style:tab-stops>
          <style:tab-stop style:position="0.3437in"/>
        </style:tab-stops>
      </style:paragraph-properties>
      <style:text-properties fo:color="#1155cc" style:font-name="Palatino Linotype" fo:font-size="12pt" fo:font-weight="bold" style:font-name-asian="Palatino Linotype1" style:font-size-asian="12pt" style:font-weight-asian="bold" style:font-name-complex="Palatino Linotype1" style:font-size-complex="12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.3929in" style:auto-text-indent="false" fo:padding="0in" fo:border="none" fo:keep-with-next="auto">
        <style:tab-stops>
          <style:tab-stop style:position="0.3437in"/>
        </style:tab-stops>
      </style:paragraph-properties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.3929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13" style:family="paragraph" style:parent-style-name="Standard">
      <style:paragraph-properties fo:margin-left="0.4917in" fo:margin-right="0in" fo:margin-top="0in" fo:margin-bottom="0in" loext:contextual-spacing="false" fo:line-height="100%" fo:keep-together="auto" fo:orphans="0" fo:widows="0" fo:text-indent="-0.1043in" style:auto-text-indent="false" fo:padding="0in" fo:border="none" fo:keep-with-next="auto">
        <style:tab-stops>
          <style:tab-stop style:position="0.4898in"/>
        </style:tab-stops>
      </style:paragraph-properties>
    </style:style>
    <style:style style:name="P14" style:family="paragraph" style:parent-style-name="Standard">
      <style:paragraph-properties fo:margin-left="0.4917in" fo:margin-right="0in" fo:margin-top="0in" fo:margin-bottom="0in" loext:contextual-spacing="false" fo:line-height="100%" fo:keep-together="auto" fo:orphans="0" fo:widows="0" fo:text-indent="-0.1043in" style:auto-text-indent="false" fo:padding="0in" fo:border="none" fo:keep-with-next="auto">
        <style:tab-stops>
          <style:tab-stop style:position="0.4898in"/>
        </style:tab-stops>
      </style:paragraph-properties>
      <style:text-properties fo:color="#ff0000" style:font-name="Palatino Linotype" fo:font-size="12pt" fo:font-weight="bold" style:font-name-asian="Palatino Linotype1" style:font-size-asian="12pt" style:font-weight-asian="bold" style:font-name-complex="Palatino Linotype1" style:font-size-complex="12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16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3437in"/>
        </style:tab-stops>
      </style:paragraph-properties>
      <style:text-properties style:font-name="Courier New" fo:font-size="10.5pt" style:font-name-asian="Courier New1" style:font-size-asian="10.5pt" style:font-name-complex="Courier New1" style:font-size-complex="10.5pt" fo:background-color="#ffffff"/>
    </style:style>
    <style:style style:name="P17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3437in"/>
        </style:tab-stops>
      </style:paragraph-properties>
    </style:style>
    <style:style style:name="P18" style:family="paragraph" style:parent-style-name="Standard">
      <style:paragraph-properties fo:margin-left="0.5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0.3437in"/>
        </style:tab-stops>
      </style:paragraph-properties>
    </style:style>
    <style:style style:name="P19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3437in"/>
        </style:tab-stops>
      </style:paragraph-properties>
      <style:text-properties style:font-name="Palatino Linotype" fo:font-size="10pt" style:font-name-asian="Palatino Linotype1" style:font-size-asian="10pt" style:font-name-complex="Palatino Linotype1" style:font-size-complex="10pt"/>
    </style:style>
    <style:style style:name="P20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3437in"/>
        </style:tab-stops>
      </style:paragraph-properties>
      <style:text-properties style:font-name="Palatino Linotype" fo:font-size="10pt" fo:font-weight="bold" style:font-name-asian="Palatino Linotype1" style:font-size-asian="10pt" style:font-weight-asian="bold" style:font-name-complex="Palatino Linotype1" style:font-size-complex="10pt"/>
    </style:style>
    <style:style style:name="P21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>
        <style:tab-stops>
          <style:tab-stop style:position="0.3437in"/>
        </style:tab-stops>
      </style:paragraph-properties>
    </style:style>
    <style:style style:name="P22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>
        <style:tab-stops>
          <style:tab-stop style:position="0.3437in"/>
        </style:tab-stops>
      </style:paragraph-properties>
      <style:text-properties fo:color="#1155cc" style:font-name="Courier New" fo:font-size="10.5pt" style:font-name-asian="Courier New1" style:font-size-asian="10.5pt" style:font-name-complex="Courier New1" style:font-size-complex="10.5pt" fo:background-color="#ffffff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3437in"/>
        </style:tab-stops>
      </style:paragraph-properties>
      <style:text-properties style:font-name="Palatino Linotype" fo:font-size="10pt" style:font-name-asian="Palatino Linotype1" style:font-size-asian="10pt" style:font-name-complex="Palatino Linotype1" style:font-size-complex="10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color="#1155cc" fo:font-size="12pt" fo:font-weight="bold" style:font-size-asian="12pt" style:font-weight-asian="bold" style:font-size-complex="12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74pt solid #000000" fo:border-bottom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7" style:family="paragraph" style:parent-style-name="Standard" style:list-style-name="WWNum3">
      <style:paragraph-properties fo:margin-left="1in" fo:margin-right="0in" fo:margin-top="0in" fo:margin-bottom="0in" loext:contextual-spacing="false" fo:line-height="100%" fo:text-align="start" style:justify-single-word="false" fo:keep-together="auto" fo:orphans="0" fo:widows="0" fo:text-indent="-0.6063in" style:auto-text-indent="false" fo:padding="0in" fo:border="none" fo:keep-with-next="auto">
        <style:tab-stops>
          <style:tab-stop style:position="0.3437in"/>
        </style:tab-stops>
      </style:paragraph-properties>
    </style:style>
    <style:style style:name="P28" style:family="paragraph" style:parent-style-name="Standard">
      <style:paragraph-properties fo:margin-left="0.2957in" fo:margin-right="0in" fo:margin-top="0in" fo:margin-bottom="0in" loext:contextual-spacing="false" fo:line-height="100%" fo:text-align="start" style:justify-single-word="false" fo:keep-together="auto" fo:orphans="0" fo:widows="0" fo:text-indent="0.0972in" style:auto-text-indent="false" fo:padding="0in" fo:border="none" fo:keep-with-next="auto"/>
    </style:style>
    <style:style style:name="T1" style:family="text">
      <style:text-properties style:font-name="Tahoma" fo:font-size="14pt" style:font-name-asian="Tahoma1" style:font-size-asian="14pt" style:font-name-complex="Tahoma1" style:font-size-complex="14pt"/>
    </style:style>
    <style:style style:name="T2" style:family="text">
      <style:text-properties style:font-name="Palatino Linotype" fo:font-size="10pt" style:font-name-asian="Palatino Linotype1" style:font-size-asian="10pt" style:font-name-complex="Palatino Linotype1" style:font-size-complex="10pt"/>
    </style:style>
    <style:style style:name="T3" style:family="text">
      <style:text-properties fo:color="#0070c0" style:font-name="Palatino Linotype" fo:font-size="12pt" fo:font-weight="bold" style:font-name-asian="Palatino Linotype1" style:font-size-asian="12pt" style:font-weight-asian="bold" style:font-name-complex="Palatino Linotype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Palatino Linotype" fo:font-size="10pt" fo:font-style="normal" style:text-underline-style="none" fo:font-weight="normal" style:font-name-asian="Palatino Linotype1" style:font-size-asian="10pt" style:font-style-asian="normal" style:font-weight-asian="normal" style:font-name-complex="Palatino Linotype1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Palatino Linotype" fo:font-size="10pt" fo:font-style="normal" style:text-underline-style="none" fo:font-weight="bold" style:font-name-asian="Palatino Linotype1" style:font-size-asian="10pt" style:font-style-asian="normal" style:font-weight-asian="bold" style:font-name-complex="Palatino Linotype1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Palatino Linotype" fo:font-size="10pt" fo:font-style="italic" style:text-underline-style="none" fo:font-weight="bold" style:font-name-asian="Palatino Linotype1" style:font-size-asian="10pt" style:font-style-asian="italic" style:font-weight-asian="bold" style:font-name-complex="Palatino Linotype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Palatino Linotype" fo:font-size="8pt" fo:font-style="normal" style:text-underline-style="none" fo:font-weight="normal" style:font-name-asian="Palatino Linotype1" style:font-size-asian="8pt" style:font-style-asian="normal" style:font-weight-asian="normal" style:font-name-complex="Palatino Linotype1" style:font-size-complex="8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text-position="super 58%" style:font-name="Palatino Linotype" fo:font-size="8pt" fo:font-style="normal" style:text-underline-style="none" fo:font-weight="normal" style:font-name-asian="Palatino Linotype1" style:font-size-asian="8pt" style:font-style-asian="normal" style:font-weight-asian="normal" style:font-name-complex="Palatino Linotype1" style:font-size-complex="8pt"/>
    </style:style>
    <style:style style:name="T10" style:family="text">
      <style:text-properties fo:color="#1155cc" style:font-name="Palatino Linotype" fo:font-size="12pt" fo:font-weight="bold" style:font-name-asian="Palatino Linotype1" style:font-size-asian="12pt" style:font-weight-asian="bold" style:font-name-complex="Palatino Linotype1" style:font-size-complex="12pt"/>
    </style:style>
    <style:style style:name="T11" style:family="text">
      <style:text-properties fo:color="#1155cc" style:font-name="Courier New" fo:font-size="10.5pt" style:font-name-asian="Courier New1" style:font-size-asian="10.5pt" style:font-name-complex="Courier New1" style:font-size-complex="10.5pt" fo:background-color="#ffffff"/>
    </style:style>
    <style:style style:name="T12" style:family="text">
      <style:text-properties fo:color="#1155cc" style:font-name="Courier New" fo:font-size="10.5pt" style:text-underline-style="solid" style:text-underline-width="auto" style:text-underline-color="font-color" style:font-name-asian="Courier New1" style:font-size-asian="10.5pt" style:font-name-complex="Courier New1" style:font-size-complex="10.5pt" fo:background-color="#ffffff"/>
    </style:style>
    <style:style style:name="T13" style:family="text">
      <style:text-properties fo:color="#1155cc" fo:font-size="12pt" fo:font-weight="bold" style:font-size-asian="12pt" style:font-weight-asian="bold" style:font-size-complex="12pt"/>
    </style:style>
    <style:style style:name="T14" style:family="text">
      <style:text-properties fo:color="#ff0000" style:font-name="Courier New" fo:font-size="12pt" fo:font-style="italic" fo:font-weight="bold" style:font-name-asian="Courier New1" style:font-size-asian="12pt" style:font-style-asian="italic" style:font-weight-asian="bold" style:font-name-complex="Courier New1" style:font-size-complex="12pt" fo:background-color="#fffff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ssignment </text:span></text:p>
      <text:p text:style-name="P1"/>
      <text:p text:style-name="P1"><text:span text:style-name="T2">Feb19/ DBT/001</text:span></text:p>
      <text:p text:style-name="P1"><text:span text:style-name="T2">Database Technologies</text:span></text:p>
      <text:p text:style-name="P1"><text:span text:style-name="T2">Diploma in Advance Computing</text:span></text:p>
      <text:p text:style-name="P1"><text:span text:style-name="T2">August 2019</text:span></text:p>
      <text:p text:style-name="P2"/>
      <text:p text:style-name="P1"><text:span text:style-name="T3">Task 1.</text:span></text:p>
      <text:p text:style-name="P2"/>
      <text:list xml:id="list2571698763" text:style-name="WWNum1">
        <text:list-item>
          <text:p text:style-name="P5"><text:span text:style-name="T4">Create </text:span><text:span text:style-name="T6">COURSE</text:span><text:span text:style-name="T4">Relation with following columns using Workbench.</text:span></text:p>
        </text:list-item>
      </text:list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text:span text:style-name="T4">Field Name</text:span></text:p>
          </table:table-cell>
          <table:table-cell table:style-name="Table1.A1" office:value-type="string">
            <text:p text:style-name="P11"><text:span text:style-name="T4">Datatype (size)</text:span></text:p>
          </table:table-cell>
        </table:table-row>
        <table:table-row table:style-name="Table1.1">
          <table:table-cell table:style-name="Table1.A2" office:value-type="string">
            <text:p text:style-name="P12"><text:span text:style-name="T4">ID</text:span></text:p>
          </table:table-cell>
          <table:table-cell table:style-name="Table1.B2" office:value-type="string">
            <text:p text:style-name="P11"><text:span text:style-name="T4">int</text:span></text:p>
          </table:table-cell>
        </table:table-row>
        <table:table-row table:style-name="Table1.1">
          <table:table-cell table:style-name="Table1.A3" office:value-type="string">
            <text:p text:style-name="P11"><text:span text:style-name="T4">name</text:span></text:p>
          </table:table-cell>
          <table:table-cell table:style-name="Table1.B3" office:value-type="string">
            <text:p text:style-name="P11"><text:span text:style-name="T4">varchar(45)</text:span></text:p>
          </table:table-cell>
        </table:table-row>
        <table:table-row table:style-name="Table1.1">
          <table:table-cell table:style-name="Table1.A4" office:value-type="string">
            <text:p text:style-name="P11"><text:span text:style-name="T4">duration</text:span></text:p>
          </table:table-cell>
          <table:table-cell table:style-name="Table1.B4" office:value-type="string">
            <text:p text:style-name="P11"><text:span text:style-name="T4">varchar(45)</text:span></text:p>
          </table:table-cell>
        </table:table-row>
        <table:table-row table:style-name="Table1.1">
          <table:table-cell table:style-name="Table1.A5" office:value-type="string">
            <text:p text:style-name="P11"><text:span text:style-name="T4">summery</text:span></text:p>
          </table:table-cell>
          <table:table-cell table:style-name="Table1.B5" office:value-type="string">
            <text:p text:style-name="P11"><text:span text:style-name="T4">Varchar(1024)</text:span></text:p>
          </table:table-cell>
        </table:table-row>
      </table:table>
      <text:p text:style-name="P7"/>
      <text:p text:style-name="P13"><text:span text:style-name="T10">CREATE TABLE COURSE(ID INT,NAME VARCHAR(45),DURATION VARCHAR(45) ,SUMMERY VARCHAR(1024));</text:span></text:p>
      <text:p text:style-name="P14"/>
      <text:list xml:id="list222046207457078" text:continue-numbering="true" text:style-name="WWNum1">
        <text:list-item>
          <text:p text:style-name="P5"><text:span text:style-name="T4">Create </text:span><text:span text:style-name="T6">STUDENT</text:span><text:span text:style-name="T4"> Relation with following columns using Workbench.</text:span></text:p>
        </text:list-item>
      </text:list>
      <text:p text:style-name="P7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<text:span text:style-name="T4">Field Name</text:span></text:p>
          </table:table-cell>
          <table:table-cell table:style-name="Table2.A1" office:value-type="string">
            <text:p text:style-name="P11"><text:span text:style-name="T4">Datatype (size)</text:span></text:p>
          </table:table-cell>
        </table:table-row>
        <table:table-row table:style-name="Table2.1">
          <table:table-cell table:style-name="Table2.A2" office:value-type="string">
            <text:p text:style-name="P11"><text:span text:style-name="T4">ID</text:span></text:p>
          </table:table-cell>
          <table:table-cell table:style-name="Table2.B2" office:value-type="string">
            <text:p text:style-name="P11"><text:span text:style-name="T4">int</text:span></text:p>
          </table:table-cell>
        </table:table-row>
        <table:table-row table:style-name="Table2.1">
          <table:table-cell table:style-name="Table2.A3" office:value-type="string">
            <text:p text:style-name="P11"><text:span text:style-name="T4">namefirst</text:span></text:p>
          </table:table-cell>
          <table:table-cell table:style-name="Table2.B3" office:value-type="string">
            <text:p text:style-name="P11"><text:span text:style-name="T4">varchar(45)</text:span></text:p>
          </table:table-cell>
        </table:table-row>
        <table:table-row table:style-name="Table2.1">
          <table:table-cell table:style-name="Table2.A4" office:value-type="string">
            <text:p text:style-name="P11"><text:span text:style-name="T4">namelast</text:span></text:p>
          </table:table-cell>
          <table:table-cell table:style-name="Table2.B4" office:value-type="string">
            <text:p text:style-name="P11"><text:span text:style-name="T4">varchar(45)</text:span></text:p>
          </table:table-cell>
        </table:table-row>
        <table:table-row table:style-name="Table2.1">
          <table:table-cell table:style-name="Table2.A5" office:value-type="string">
            <text:p text:style-name="P11"><text:span text:style-name="T4">DOB</text:span></text:p>
          </table:table-cell>
          <table:table-cell table:style-name="Table2.B5" office:value-type="string">
            <text:p text:style-name="P11"><text:span text:style-name="T4">date</text:span></text:p>
          </table:table-cell>
        </table:table-row>
        <table:table-row table:style-name="Table2.1">
          <table:table-cell table:style-name="Table2.A6" office:value-type="string">
            <text:p text:style-name="P11"><text:span text:style-name="T4">emailID</text:span></text:p>
          </table:table-cell>
          <table:table-cell table:style-name="Table2.B6" office:value-type="string">
            <text:p text:style-name="P11"><text:span text:style-name="T4">varchar(128)</text:span></text:p>
          </table:table-cell>
        </table:table-row>
        <table:table-row table:style-name="Table2.1">
          <table:table-cell table:style-name="Table2.A7" office:value-type="string">
            <text:p text:style-name="P11"><text:span text:style-name="T4">phone</text:span></text:p>
          </table:table-cell>
          <table:table-cell table:style-name="Table2.B7" office:value-type="string">
            <text:p text:style-name="P11"><text:span text:style-name="T4">varchar(10)</text:span></text:p>
          </table:table-cell>
        </table:table-row>
        <table:table-row table:style-name="Table2.1">
          <table:table-cell table:style-name="Table2.A8" office:value-type="string">
            <text:p text:style-name="P11"><text:span text:style-name="T4">address</text:span></text:p>
          </table:table-cell>
          <table:table-cell table:style-name="Table2.B8" office:value-type="string">
            <text:p text:style-name="P11"><text:span text:style-name="T4">varchar(128)</text:span></text:p>
          </table:table-cell>
        </table:table-row>
      </table:table>
      <text:p text:style-name="P9"/>
      <text:p text:style-name="P4"><text:span text:style-name="T10">CREATE TABLE STUDENT(ID INT,NAMEFIRST VARCHAR(45),NAMELAST VARCHAR(45),DOB DATE,EMAILID VARCHAR(128),PHONE VARCHAR(10),ADDRESS VARCHAR(128));</text:span></text:p>
      <text:p text:style-name="P9"/>
      <text:list xml:id="list222046714030306" text:continue-numbering="true" text:style-name="WWNum1">
        <text:list-item>
          <text:p text:style-name="P5"><text:span text:style-name="T4">Create </text:span><text:span text:style-name="T6">FACULTY</text:span><text:span text:style-name="T4">Relation with following columns using Workbench.</text:span></text:p>
        </text:list-item>
      </text:list>
      <text:p text:style-name="P7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11"><text:span text:style-name="T4">Field Name</text:span></text:p>
          </table:table-cell>
          <table:table-cell table:style-name="Table3.A1" office:value-type="string">
            <text:p text:style-name="P11"><text:span text:style-name="T4">Datatype (size)</text:span></text:p>
          </table:table-cell>
        </table:table-row>
        <table:table-row table:style-name="Table3.1">
          <table:table-cell table:style-name="Table3.A2" office:value-type="string">
            <text:p text:style-name="P11"><text:span text:style-name="T4">ID</text:span></text:p>
          </table:table-cell>
          <table:table-cell table:style-name="Table3.B2" office:value-type="string">
            <text:p text:style-name="P11"><text:span text:style-name="T4">int</text:span></text:p>
          </table:table-cell>
        </table:table-row>
        <table:table-row table:style-name="Table3.1">
          <table:table-cell table:style-name="Table3.A3" office:value-type="string">
            <text:p text:style-name="P11"><text:span text:style-name="T4">namefirst</text:span></text:p>
          </table:table-cell>
          <table:table-cell table:style-name="Table3.B3" office:value-type="string">
            <text:p text:style-name="P11"><text:span text:style-name="T4">varchar(45)</text:span></text:p>
          </table:table-cell>
        </table:table-row>
        <table:table-row table:style-name="Table3.1">
          <table:table-cell table:style-name="Table3.A4" office:value-type="string">
            <text:p text:style-name="P11"><text:span text:style-name="T4">namelast</text:span></text:p>
          </table:table-cell>
          <table:table-cell table:style-name="Table3.B4" office:value-type="string">
            <text:p text:style-name="P11"><text:span text:style-name="T4">varchar(45)</text:span></text:p>
          </table:table-cell>
        </table:table-row>
        <table:table-row table:style-name="Table3.1">
          <table:table-cell table:style-name="Table3.A5" office:value-type="string">
            <text:p text:style-name="P11"><text:span text:style-name="T4">DOB</text:span></text:p>
          </table:table-cell>
          <table:table-cell table:style-name="Table3.B5" office:value-type="string">
            <text:p text:style-name="P11"><text:span text:style-name="T4">date</text:span></text:p>
          </table:table-cell>
        </table:table-row>
        <table:table-row table:style-name="Table3.1">
          <table:table-cell table:style-name="Table3.A6" office:value-type="string">
            <text:p text:style-name="P11"><text:span text:style-name="T4">emailID</text:span></text:p>
          </table:table-cell>
          <table:table-cell table:style-name="Table3.B6" office:value-type="string">
            <text:p text:style-name="P11"><text:span text:style-name="T4">varchar(128)</text:span></text:p>
          </table:table-cell>
        </table:table-row>
        <table:table-row table:style-name="Table3.1">
          <table:table-cell table:style-name="Table3.A7" office:value-type="string">
            <text:p text:style-name="P11"><text:span text:style-name="T4">phone</text:span></text:p>
          </table:table-cell>
          <table:table-cell table:style-name="Table3.B7" office:value-type="string">
            <text:p text:style-name="P11"><text:span text:style-name="T4">varchar(10)</text:span></text:p>
          </table:table-cell>
        </table:table-row>
        <table:table-row table:style-name="Table3.1">
          <table:table-cell table:style-name="Table3.A8" office:value-type="string">
            <text:p text:style-name="P11"><text:span text:style-name="T4">address</text:span></text:p>
          </table:table-cell>
          <table:table-cell table:style-name="Table3.B8" office:value-type="string">
            <text:p text:style-name="P11"><text:span text:style-name="T4">varchar(128)</text:span></text:p>
          </table:table-cell>
        </table:table-row>
      </table:table>
      <text:p text:style-name="P10"/>
      <text:p text:style-name="P4"><text:span text:style-name="T10">CREATE TABLE STUDENT(ID INT,NAMEFIRST VARCHAR(45),NAMELAST VARCHAR(45),DOB DATE,EMAILID VARCHAR(128),PHONE VARCHAR(10),ADDRESS VARCHAR(128));</text:span></text:p>
      <text:p text:style-name="P10"/>
      <text:p text:style-name="P10"/>
      <text:p text:style-name="P10"/>
      <text:p text:style-name="P9"/>
      <text:p text:style-name="P15"><text:span text:style-name="T3">Task 2.</text:span></text:p>
      <text:p text:style-name="P7"/>
      <text:list xml:id="list1881603752" text:style-name="WWNum2">
        <text:list-item>
          <text:p text:style-name="P6"><text:span text:style-name="T4">Insert the records in </text:span><text:span text:style-name="T6">COURSE, STUDENT</text:span><text:span text:style-name="T4">, and </text:span><text:span text:style-name="T6">FACULTY</text:span><text:span text:style-name="T4"> relation. Get the data from “Data for Assignment001 (Create Campus Table)”</text:span><text:span text:style-name="T5">Sheet1</text:span><text:span text:style-name="T4"> file which will be provided to you.</text:span></text:p>
        </text:list-item>
      </text:list>
      <text:p text:style-name="P16"/>
      <text:p text:style-name="P17"><text:span text:style-name="T14">COURSE TABLE:</text:span></text:p>
      <text:p text:style-name="P17"><text:span text:style-name="T11">INSERT INTO `group015_campus`.`course` (`ID`, `name`, `duration`, `summery`) VALUES ('1', 'PG-DAC', '6', 'This course is designed by CDAC');</text:span></text:p>
      <text:p text:style-name="P17"><text:span text:style-name="T11">INSERT INTO `group015_campus`.`course` (`ID`, `name`, `duration`, `summery`) VALUES ('2', 'DBDA', '6', 'This course is designed by CDAC');</text:span></text:p>
      <text:p text:style-name="P17"><text:span text:style-name="T11">INSERT INTO `group015_campus`.`course` (`ID`, `name`, `duration`, `summery`) VALUES ('3', 'Pre-DAC', '2', 'This course is designed by CDAC');</text:span></text:p>
      <text:p text:style-name="P17"><text:span text:style-name="T11">INSERT INTO `group015_campus`.`course` (`ID`, `name`, `duration`, `summery`) VALUES ('4', 'JAVA', '3', 'This course is designed by Infoway');</text:span></text:p>
      <text:p text:style-name="P17"><text:span text:style-name="T11">INSERT INTO `group015_campus`.`course` (`ID`, `name`, `duration`, `summery`) VALUES ('5', '.NET', '3', 'This course is designed by Infoway');</text:span></text:p>
      <text:p text:style-name="P17"><text:span text:style-name="T11">INSERT INTO `group015_campus`.`course` (`ID`, `name`, `duration`, `summery`) VALUES ('6', 'DMC', '6', 'This course is designed by CDAC');</text:span></text:p>
      <text:p text:style-name="P21"><text:span text:style-name="T11">INSERT INTO `group015_campus`.`course` (`ID`, `name`, `duration`, `summery`) VALUES ('7', 'DSSD', '6', 'This course is designed by CDAC');</text:span></text:p>
      <text:p text:style-name="P19"/>
      <text:p text:style-name="P17"><text:span text:style-name="T14">STUDENT TABLE:</text:span></text:p>
      <text:p text:style-name="P18"><text:soft-page-break/><text:span text:style-name="T11">INSERT INTO `group015_campus`.`student` (`ID`, `namefirst`, `namelast`, `DOB`, `emailID`) VALUES ('1', 'saleel', 'bagde', '1984-06-12', 'saleel.bagde@gmail.com');</text:span></text:p>
      <text:p text:style-name="P18"><text:span text:style-name="T11">INSERT INTO `group015_campus`.`student` (`ID`, `namefirst`, `namelast`, `DOB`, `emailID`) VALUES ('2', 'omkar', 'rakde', '1969-10-25', 'omkar.rakde@gmail.com');</text:span></text:p>
      <text:p text:style-name="P18"><text:span text:style-name="T11">INSERT INTO `group015_campus`.`student` (`ID`, `namefirst`, `namelast`, `DOB`, `emailID`) VALUES ('3', 'ulka', 'joshi', '1970-10-25', 'ulka.joshi@gmail.com');</text:span></text:p>
      <text:p text:style-name="P18"><text:span text:style-name="T11">INSERT INTO `group015_campus`.`student` (`ID`, `namefirst`, `namelast`, `DOB`, `emailID`) VALUES ('4', 'rahul', 'patil', '1982-10-31', 'rahul.patil@gmail.com');</text:span></text:p>
      <text:p text:style-name="P18"><text:span text:style-name="T11">INSERT INTO `group015_campus`.`student` (`ID`, `namefirst`, `namelast`, `DOB`, `emailID`) VALUES ('5', 'ruhan', 'bagde', '1984-01-12', 'ruhan.bagde@gmail.com');</text:span></text:p>
      <text:p text:style-name="P18"><text:span text:style-name="T11">INSERT INTO `group015_campus`.`student` (`ID`, `namefirst`, `namelast`, `DOB`, `emailID`) VALUES ('6', 'lala', 'prasad', '1980-12-01', 'lala.prasad@gmail.com');</text:span></text:p>
      <text:p text:style-name="P18"><text:span text:style-name="T11">INSERT INTO `group015_campus`.`student` (`ID`, `namefirst`, `namelast`, `DOB`, `emailID`) VALUES ('7', 'sharmin', 'bagde', '1986-12-14', 'sharmin.bagde@gmail.com');</text:span></text:p>
      <text:p text:style-name="P18"><text:span text:style-name="T11">INSERT INTO `group015_campus`.`student` (`ID`, `namefirst`, `namelast`, `DOB`, `emailID`) VALUES ('8', 'vrushali', 'bagde', '1984-12-29', 'vrushali.bagde@gmail.com');</text:span></text:p>
      <text:p text:style-name="P18"><text:span text:style-name="T11">INSERT INTO `group015_campus`.`student` (`ID`, `namefirst`, `namelast`, `DOB`, `emailID`) VALUES ('9', 'vasant', 'khande', '1992-10-26', 'vasant.khande@gmail.com');</text:span></text:p>
      <text:p text:style-name="P18"><text:span text:style-name="T11">INSERT INTO `group015_campus`.`student` (`ID`, `namefirst`, `namelast`, `DOB`, `emailID`) VALUES ('10', 'nitish', 'patil', '1990-10-26', 'nitish.patil@gmail.com');</text:span></text:p>
      <text:p text:style-name="P18"><text:span text:style-name="T11">INSERT INTO `group015_campus`.`student` (`ID`, `namefirst`, `namelast`, `DOB`, `emailID`) VALUES ('11', 'neel', 'save', '1975-10-30', 'neel.save@gmail.com');</text:span></text:p>
      <text:p text:style-name="P18"><text:span text:style-name="T11">INSERT INTO `group015_campus`.`student` (`ID`, `namefirst`, `namelast`, `DOB`, `emailID`) VALUES ('12', 'deep', 'save', '1986-11-30', 'deep.save@gmail.com');</text:span></text:p>
      <text:p text:style-name="P18"><text:span text:style-name="T11">INSERT INTO `group015_campus`.`student` (`ID`, `namefirst`, `namelast`, `DOB`, `emailID`) VALUES ('13', 'nrupali', 'save', '1981-12-01', 'nrupali.save@gmail.com');</text:span></text:p>
      <text:p text:style-name="P18"><text:span text:style-name="T11">INSERT INTO `group015_campus`.`student` (`ID`, `namefirst`, `namelast`, `DOB`, `emailID`) VALUES ('14', 'supriya', 'karnik', '1983-12-15', 'supriya.karnik@gmail.com');</text:span></text:p>
      <text:p text:style-name="P18"><text:span text:style-name="T11">INSERT INTO `group015_campus`.`student` (`ID`, `namefirst`, `namelast`, `DOB`, `emailID`) VALUES ('15', 'bandish', 'karnik', '1987-12-30', 'bandish.karnik@gmail.com');</text:span></text:p>
      <text:p text:style-name="P18"><text:span text:style-name="T11">INSERT INTO `group015_campus`.`student` (`ID`, `namefirst`, `namelast`, `DOB`, `emailID`) VALUES ('16', 'sangita', 'karnik', '1990-12-01', 'sangita.karnik@gmail.com');</text:span></text:p>
      <text:p text:style-name="P18"><text:span text:style-name="T11">INSERT INTO `group015_campus`.`student` (`ID`, `namefirst`, `namelast`, `DOB`, `emailID`) VALUES ('17', 'sangita', 'menon', '1989-10-26', 'sangita.menon@gmail.com');</text:span></text:p>
      <text:p text:style-name="P18"><text:span text:style-name="T11">INSERT INTO `group015_campus`.`student` (`ID`, `namefirst`, `namelast`, `DOB`, `emailID`) VALUES ('18', 'rahul', 'shah', '1982-06-12', 'rahul.shah@gmail.com');</text:span></text:p>
      <text:p text:style-name="P18"><text:span text:style-name="T11">INSERT INTO `group015_campus`.`student` (`ID`, `namefirst`, `namelast`, `DOB`, `emailID`) VALUES ('19', 'bhavin', 'patel', '1983-11-13', 'bhavin.patel@gmail.com');</text:span></text:p>
      <text:p text:style-name="P18"><text:span text:style-name="T11">INSERT INTO `group015_campus`.`student` (`ID`, `namefirst`, `namelast`, `DOB`, `emailID`) VALUES ('20', 'kaushal', 'patil', '1982-07-30', 'kaushal.patil@gmail.com');</text:span></text:p>
      <text:p text:style-name="P18"><text:span text:style-name="T11">INSERT INTO `group015_campus`.`student` (`ID`, `namefirst`, `namelast`, `DOB`, `emailID`) VALUES ('21', 'pankaj', 'gandhi', '1982-07-30', 'pankaj.gandhi@gmail.com');</text:span></text:p>
      <text:p text:style-name="P18"><text:soft-page-break/><text:span text:style-name="T11">INSERT INTO `group015_campus`.`student` (`ID`, `namefirst`, `namelast`, `DOB`, `emailID`) VALUES ('22', 'rajan', 'patel', '1982-07-30', 'rajan.patel@gmail.com');</text:span></text:p>
      <text:p text:style-name="P18"><text:span text:style-name="T11">INSERT INTO `group015_campus`.`student` (`ID`, `namefirst`, `namelast`, `DOB`, `emailID`) VALUES ('23', 'bhavin', 'patel', '1982-07-30', 'bhavin.patel@gmail.com');</text:span></text:p>
      <text:p text:style-name="P18"><text:span text:style-name="T11">INSERT INTO `group015_campus`.`student` (`ID`, `namefirst`, `namelast`, `DOB`, `emailID`) VALUES ('24', 'mukesh', 'bhavsar', '1982-07-30', 'mukesh.bhavsar@gmail.com');</text:span></text:p>
      <text:p text:style-name="P21"><text:span text:style-name="T11">INSERT INTO `group015_campus`.`student` (`ID`, `namefirst`, `namelast`, `DOB`, `emailID`) VALUES ('25', 'dilu', 'khande', '1982-07-30', '</text:span><text:a xlink:type="simple" xlink:href="mailto:dilu.khande@gmail.com" text:style-name="ListLabel_20_1" text:visited-style-name="ListLabel_20_1"><text:span text:style-name="T12">dilu.khande@gmail.com</text:span></text:a><text:span text:style-name="T11">');</text:span></text:p>
      <text:p text:style-name="P22"/>
      <text:p text:style-name="P21"><text:span text:style-name="T14">FACULTY TABLE:</text:span></text:p>
      <text:p text:style-name="P21"><text:span text:style-name="T11">INSERT INTO `group015_campus`.`faculty` (`ID`, `namefirst`, `namelast`, `DOB`, `emailID`) VALUES ('1', 'prachi', 'gupta', '1974/06/12', 'prachi.gupta@gmail.com');</text:span></text:p>
      <text:p text:style-name="P21"><text:span text:style-name="T11">INSERT INTO `group015_campus`.`faculty` (`ID`, `namefirst`, `namelast`, `DOB`, `emailID`) VALUES ('2', 'ketan', 'shukla', '1972/10/25', 'ketan.shukla@gmail.com');</text:span></text:p>
      <text:p text:style-name="P21"><text:span text:style-name="T11">INSERT INTO `group015_campus`.`faculty` (`ID`, `namefirst`, `namelast`, `DOB`, `emailID`) VALUES ('3', 'kiran', 'dev', '1971/10/25', 'kiran.dev@gmail.com');</text:span></text:p>
      <text:p text:style-name="P21"><text:span text:style-name="T11">INSERT INTO `group015_campus`.`faculty` (`ID`, `namefirst`, `namelast`, `DOB`, `emailID`) VALUES ('4', 'parag', 'patil', '1972/10/31', 'parag.patil@gmail.com');</text:span></text:p>
      <text:p text:style-name="P22"/>
      <text:p text:style-name="P20"/>
      <text:p text:style-name="P23"/>
      <text:p text:style-name="P8"/>
      <text:list xml:id="list222045561820356" text:continue-numbering="true" text:style-name="WWNum2">
        <text:list-item>
          <text:p text:style-name="P6"><text:span text:style-name="T4">Alter the </text:span><text:span text:style-name="T5">STUDENT</text:span><text:span text:style-name="T4"> relation and add the following fields.</text:span></text:p>
        </text:list-item>
      </text:list>
      <text:list xml:id="list2123506083" text:style-name="WWNum3">
        <text:list-item>
          <text:p text:style-name="P27"><text:span text:style-name="T4">Photo blob()</text:span></text:p>
        </text:list-item>
      </text:list>
      <text:p text:style-name="P28"><text:bookmark text:name="_heading=h.gjdgxs"/><text:span text:style-name="T10">ALTER TABLE STUDENT ADD PHOTO_BLOB varchar(45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line-height="100%" fo:orphans="0" fo:widows="0" fo:hyphenation-ladder-count="no-limit" fo:text-indent="0in" style:auto-text-indent="false" style:vertical-align="baseline"/>
      <style:text-properties style:font-name="Calibri" fo:font-family="Calibri" style:font-family-generic="roman" style:font-pitch="variable" style:letter-kerning="true" style:font-name-asian="SimSun" style:font-family-asian="SimSun" style:font-family-generic-asian="system" style:font-pitch-asian="variable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Header" style:family="paragraph" style:parent-style-name="normal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normal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fo:color="#1155cc" style:font-name="Courier New" fo:font-family="'Courier New'" style:font-family-generic="roman" style:font-pitch="variable" fo:font-size="10.5pt" style:text-underline-style="solid" style:text-underline-width="auto" style:text-underline-color="font-color" style:font-name-asian="Courier New1" style:font-family-asian="'Courier New'" style:font-family-generic-asian="system" style:font-pitch-asian="variable" style:font-size-asian="10.5pt" style:font-name-complex="Courier New1" style:font-family-complex="'Courier New'" style:font-family-generic-complex="system" style:font-pitch-complex="variable" style:font-size-complex="10.5pt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color="#1155cc" fo:font-size="12pt" fo:font-weight="bold" style:font-size-asian="12pt" style:font-weight-asian="bold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74pt solid #000000" fo:border-bottom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T1" style:family="text">
      <style:text-properties fo:color="#1155cc" fo:font-size="12pt" fo:font-weight="bold" style:font-size-asian="12pt" style:font-weight-asian="bold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Palatino Linotype" fo:font-size="8pt" fo:font-style="normal" style:text-underline-style="none" fo:font-weight="normal" style:font-name-asian="Palatino Linotype1" style:font-size-asian="8pt" style:font-style-asian="normal" style:font-weight-asian="normal" style:font-name-complex="Palatino Linotype1" style:font-size-complex="8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Palatino Linotype" fo:font-size="8pt" fo:font-style="normal" style:text-underline-style="none" fo:font-weight="normal" style:font-name-asian="Palatino Linotype1" style:font-size-asian="8pt" style:font-style-asian="normal" style:font-weight-asian="normal" style:font-name-complex="Palatino Linotype1" style:font-size-complex="8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9402in" fo:margin-left="0.9374in" fo:margin-right="0.7874in" style:writing-mode="lr-tb" style:layout-grid-color="#c0c0c0" style:layout-grid-lines="2484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327in" fo:margin-left="0in" fo:margin-right="0in" fo:margin-bottom="0.5929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as-char" svg:width="1.1354in" svg:height="0.3783in" draw:z-index="4"><draw:image xlink:href="Pictures/10000000000000F0000000501F1865D19DB6E72D.png" xlink:type="simple" xlink:show="embed" xlink:actuate="onLoad" loext:mime-type="image/png"/></draw:frame></text:p>
        <text:p text:style-name="MP1"/>
        <text:p text:style-name="MP1"><text:span text:style-name="MT1">GROUP015</text:span></text:p>
        <text:p text:style-name="MP2"/>
      </style:header>
      <style:footer>
        <text:p text:style-name="MP3"><text:span text:style-name="MT2">Infoway Technologies, 3</text:span><text:span text:style-name="MT3">rd</text:span><text:span text:style-name="MT2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07:10:00</meta:creation-date>
    <meta:initial-creator>rosline</meta:initial-creator>
    <meta:document-statistic meta:table-count="3" meta:image-count="1" meta:object-count="0" meta:page-count="5" meta:paragraph-count="101" meta:word-count="706" meta:character-count="7109" meta:non-whitespace-character-count="6508"/>
    <meta:generator>LibreOfficeDev/6.0.5.2$Linux_X86_64 LibreOffice_project/</meta:generator>
  </office:meta>
</office:document-meta>
</file>